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.36cm" draw:marker-end-width="0.36cm" draw:fill="none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4" style:family="graphic" style:parent-style-name="standard">
      <style:graphic-properties svg:stroke-width="0.03cm" svg:stroke-color="#333333" draw:marker-start-width="0.25cm" draw:marker-end-width="0.25cm" draw:fill="none" draw:fill-color="#ffff00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objectwithoutfill">
      <style:graphic-properties draw:stroke="dash" draw:stroke-dash="Fine_20_Dashed" svg:stroke-width="0.05cm" draw:marker-start="Arrow" draw:marker-start-width="0.18cm" draw:marker-end="" draw:marker-end-width="0.1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3cm" draw:marker-start-width="0.25cm" draw:marker-end-width="0.2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4.022cm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family="'Courier 10 Pitch'" style:font-pitch="fixed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5cm" svg:x="5.7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2cm" svg:y1="1.3cm" svg:x2="8.2cm" svg:y2="2.8cm">
          <text:p/>
        </draw:line>
        <draw:frame draw:style-name="gr3" draw:text-style-name="P2" draw:layer="layout" svg:width="3.381cm" svg:height="0.929cm" svg:x="6.5cm" svg:y="1.2cm">
          <draw:text-box>
            <text:p text:style-name="P2"><text:span text:style-name="T1">forking official </text:span></text:p>
            <text:p text:style-name="P2"><text:span text:style-name="T1"><text:s text:c="4"/></text:span><text:span text:style-name="T1">workspace</text:span></text:p>
          </draw:text-box>
        </draw:frame>
        <draw:custom-shape draw:style-name="gr4" draw:text-style-name="P1" draw:layer="layout" svg:width="0.5cm" svg:height="0.5cm" svg:x="8.2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474cm" svg:height="1.039cm" svg:x="8.726cm" svg:y="2.361cm">
          <draw:text-box>
            <text:p text:style-name="P3"><text:span text:style-name="T2">Private workspace </text:span></text:p>
            <text:p text:style-name="P3"><text:span text:style-name="T2">exists</text:span></text:p>
          </draw:text-box>
        </draw:frame>
        <draw:frame draw:style-name="gr3" draw:text-style-name="P3" draw:layer="layout" svg:width="3.55cm" svg:height="0.7cm" svg:x="4.25cm" svg:y="0.1cm">
          <draw:text-box>
            <text:p text:style-name="P3"><text:span text:style-name="T2">No local workspace</text:span></text:p>
          </draw:text-box>
        </draw:frame>
        <draw:custom-shape draw:style-name="gr4" draw:text-style-name="P1" draw:layer="layout" svg:width="0.5cm" svg:height="0.5cm" svg:x="3.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117cm" svg:y1="2.959cm" svg:x2="4.017cm" svg:y2="3cm">
          <text:p/>
        </draw:line>
        <draw:frame draw:style-name="gr3" draw:text-style-name="P2" draw:layer="layout" svg:width="3.042cm" svg:height="0.929cm" svg:x="4.6cm" svg:y="3cm">
          <draw:text-box>
            <text:p text:style-name="P2"><text:span text:style-name="T1">cloning private</text:span></text:p>
            <text:p text:style-name="P2"><text:span text:style-name="T1">workspace</text:span></text:p>
          </draw:text-box>
        </draw:frame>
        <draw:line draw:style-name="gr2" draw:text-style-name="P1" draw:layer="layout" svg:x1="5.7cm" svg:y1="1.3cm" svg:x2="4cm" svg:y2="2.8cm">
          <text:p/>
        </draw:line>
        <draw:frame draw:style-name="gr3" draw:text-style-name="P2" draw:layer="layout" svg:width="3.042cm" svg:height="0.929cm" svg:x="2.423cm" svg:y="1.2cm">
          <draw:text-box>
            <text:p text:style-name="P2"><text:span text:style-name="T1">cloning private</text:span></text:p>
            <text:p text:style-name="P2"><text:span text:style-name="T1">workspace</text:span></text:p>
          </draw:text-box>
        </draw:frame>
        <draw:frame draw:style-name="gr3" draw:text-style-name="P3" draw:layer="layout" svg:width="3.491cm" svg:height="1.039cm" svg:x="0.1cm" svg:y="2.5cm">
          <draw:text-box>
            <text:p text:style-name="P3"><text:span text:style-name="T2">Local workspace</text:span></text:p>
            <text:p text:style-name="P3"><text:span text:style-name="T2">exists and is empty</text:span></text:p>
          </draw:text-box>
        </draw:frame>
        <draw:custom-shape draw:style-name="gr4" draw:text-style-name="P1" draw:layer="layout" svg:width="0.5cm" svg:height="0.5cm" svg:x="3.485cm" svg:y="5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588cm" svg:height="1.433cm" svg:x="0.101cm" svg:y="5.201cm">
          <draw:text-box>
            <text:p text:style-name="P3"><text:span text:style-name="T2">Local workspace</text:span></text:p>
            <text:p text:style-name="P3"><text:span text:style-name="T2">exists and contains </text:span></text:p>
            <text:p text:style-name="P3"><text:span text:style-name="T2">packages</text:span></text:p>
          </draw:text-box>
        </draw:frame>
        <draw:frame draw:style-name="gr3" draw:text-style-name="P2" draw:layer="layout" svg:width="2.534cm" svg:height="0.929cm" svg:x="0.7cm" svg:y="4.1cm">
          <draw:text-box>
            <text:p text:style-name="P2"><text:span text:style-name="T1">Creating new</text:span></text:p>
            <text:p text:style-name="P2"><text:span text:style-name="T1">packages</text:span></text:p>
          </draw:text-box>
        </draw:frame>
        <draw:path draw:style-name="gr2" draw:text-style-name="P1" draw:layer="layout" svg:width="1.986cm" svg:height="1.158cm" draw:transform="rotate (-2.09893295844838) translate (4.60110666083408cm 3.88406232354292cm)" svg:viewBox="0 0 1987 1159" svg:d="m0 1159c1389 0 1987-1159 1987-1159">
          <text:p/>
        </draw:path>
        <draw:path draw:style-name="gr2" draw:text-style-name="P1" draw:layer="layout" svg:width="1.985cm" svg:height="1.158cm" draw:transform="rotate (2.09910749137358) translate (3.984cm 5.592cm)" svg:viewBox="0 0 1986 1159" svg:d="m1986 1159c-1389 0-1986-1159-1986-1159">
          <text:p/>
        </draw:path>
        <draw:frame draw:style-name="gr3" draw:text-style-name="P2" draw:layer="layout" svg:width="3.042cm" svg:height="0.929cm" svg:x="4.3cm" svg:y="4.071cm">
          <draw:text-box>
            <text:p text:style-name="P2"><text:span text:style-name="T1">adding existing</text:span></text:p>
            <text:p text:style-name="P2"><text:span text:style-name="T1">packages</text:span></text:p>
          </draw:text-box>
        </draw:frame>
        <draw:path draw:style-name="gr2" draw:text-style-name="P1" draw:layer="layout" svg:width="1.208cm" svg:height="1.772cm" draw:transform="rotate (-2.60979083050712) translate (4.77959007138475cm 7.40401404204129cm)" svg:viewBox="0 0 1209 1773" svg:d="m442 1773c1972 0-487-2723-441-1420s60 1080 60 1080">
          <text:p/>
        </draw:path>
        <draw:frame draw:style-name="gr3" draw:text-style-name="P2" draw:layer="layout" svg:width="2.534cm" svg:height="0.929cm" svg:x="0.8cm" svg:y="6.871cm">
          <draw:text-box>
            <text:p text:style-name="P2"><text:span text:style-name="T1">Creating new</text:span></text:p>
            <text:p text:style-name="P2"><text:span text:style-name="T1">packages</text:span></text:p>
          </draw:text-box>
        </draw:frame>
        <draw:frame draw:style-name="gr3" draw:text-style-name="P2" draw:layer="layout" svg:width="3.042cm" svg:height="0.929cm" svg:x="2.6cm" svg:y="7.671cm">
          <draw:text-box>
            <text:p text:style-name="P2"><text:span text:style-name="T1">adding existing</text:span></text:p>
            <text:p text:style-name="P2"><text:span text:style-name="T1">packages</text:span></text:p>
          </draw:text-box>
        </draw:frame>
        <draw:path draw:style-name="gr5" draw:text-style-name="P1" draw:layer="layout" svg:width="4.769cm" svg:height="2.062cm" draw:transform="rotate (0.115715329407224) translate (3.76180535219583cm 3.85074210405315cm)" svg:viewBox="0 0 4770 2063" svg:d="m0 2063c4329 0 4770-2063 4770-2063">
          <text:p/>
        </draw:path>
        <draw:frame draw:style-name="gr3" draw:text-style-name="P2" draw:layer="layout" svg:width="3.381cm" svg:height="0.929cm" svg:x="8.6cm" svg:y="6.271cm">
          <draw:text-box>
            <text:p text:style-name="P2"><text:span text:style-name="T1">Updating private </text:span></text:p>
            <text:p text:style-name="P2"><text:span text:style-name="T1">workspace </text:span></text:p>
          </draw:text-box>
        </draw:frame>
        <draw:frame draw:style-name="gr3" draw:text-style-name="P2" draw:layer="layout" svg:width="2.195cm" svg:height="1.268cm" svg:x="6.6cm" svg:y="5cm">
          <draw:text-box>
            <text:p text:style-name="P2"><text:span text:style-name="T1">Updating </text:span></text:p>
            <text:p text:style-name="P2"><text:span text:style-name="T1">local </text:span></text:p>
            <text:p text:style-name="P2"><text:span text:style-name="T1">workspace </text:span></text:p>
          </draw:text-box>
        </draw:frame>
        <draw:path draw:style-name="gr6" draw:text-style-name="P1" draw:layer="layout" svg:width="4.351cm" svg:height="4.446cm" draw:transform="rotate (-0.383099770812755) translate (5.66213753855115cm 1.87570659161536cm)" svg:viewBox="0 0 4352 4447" svg:d="m0 4447c7224-1 3275-4447 3275-4447">
          <text:p/>
        </draw:path>
        <draw:line draw:style-name="gr2" draw:text-style-name="P1" draw:layer="layout" svg:x1="6.5cm" svg:y1="8.059cm" svg:x2="7.6cm" svg:y2="8.089cm">
          <text:p/>
        </draw:line>
        <draw:line draw:style-name="gr6" draw:text-style-name="P1" draw:layer="layout" svg:x1="6.475cm" svg:y1="8.603cm" svg:x2="7.6cm" svg:y2="8.6cm">
          <text:p/>
        </draw:line>
        <draw:custom-shape draw:style-name="gr7" draw:text-style-name="P1" draw:layer="layout" svg:width="5.7cm" svg:height="1.2cm" svg:x="6.3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522cm" svg:height="0.7cm" svg:x="7.4cm" svg:y="7.8cm">
          <draw:text-box>
            <text:p text:style-name="P4"><text:span text:style-name="T3">update local development state</text:span></text:p>
          </draw:text-box>
        </draw:frame>
        <draw:frame draw:style-name="gr8" draw:text-style-name="P4" draw:layer="layout" svg:width="4.7cm" svg:height="0.7cm" svg:x="7.4cm" svg:y="8.3cm">
          <draw:text-box>
            <text:p text:style-name="P4"><text:span text:style-name="T3">update group development 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</meta:initial-creator>
    <meta:creation-date>2013-04-23T14:12:49</meta:creation-date>
    <dc:date>2013-10-31T13:38:47</dc:date>
    <dc:creator>Robin </dc:creator>
    <meta:editing-duration>PT1H37M3S</meta:editing-duration>
    <meta:editing-cycles>50</meta:editing-cycles>
    <meta:generator>LibreOffice/3.5$Linux_x86 LibreOffice_project/350m1$Build-2</meta:generator>
    <meta:document-statistic meta:object-count="30"/>
  </office:meta>
</office:document-meta>
</file>